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Text_20_body">
      <style:paragraph-properties fo:margin-left="0.3937in" fo:margin-right="0.3937in" fo:margin-top="0in" fo:margin-bottom="0.1965in" style:contextual-spacing="false" fo:line-height="114%" fo:text-indent="0in" style:auto-text-indent="false"/>
    </style:style>
    <style:style style:name="P2" style:family="paragraph" style:parent-style-name="Heading_20_1">
      <style:paragraph-properties fo:margin-left="0.3937in" fo:margin-right="0.3937in" fo:margin-top="0in" fo:margin-bottom="0.1965in" style:contextual-spacing="false" fo:line-height="114%" fo:text-align="center" style:justify-single-word="false" fo:text-indent="0in" style:auto-text-indent="false"/>
      <style:text-properties officeooo:paragraph-rsid="001c4cde"/>
    </style:style>
    <style:style style:name="P3" style:family="paragraph" style:parent-style-name="Text_20_body">
      <style:paragraph-properties fo:margin-top="0in" fo:margin-bottom="0.0972in" style:contextual-spacing="false" fo:line-height="114%"/>
      <style:text-properties style:font-name="Google Sans Text"/>
    </style:style>
    <style:style style:name="P4" style:family="paragraph" style:parent-style-name="Text_20_body">
      <style:text-properties fo:font-weight="bold"/>
    </style:style>
    <style:style style:name="P5" style:family="paragraph" style:parent-style-name="Text_20_body">
      <style:text-properties fo:font-style="italic"/>
    </style:style>
    <style:style style:name="P6" style:family="paragraph" style:parent-style-name="Heading_20_3">
      <style:text-properties officeooo:paragraph-rsid="001a8c63"/>
    </style:style>
    <style:style style:name="P7" style:family="paragraph" style:parent-style-name="Horizontal_20_Line">
      <style:paragraph-properties fo:margin-top="0in" fo:margin-bottom="0.0382in" style:contextual-spacing="false"/>
    </style:style>
    <style:style style:name="P8" style:family="paragraph" style:parent-style-name="Quotations">
      <style:paragraph-properties fo:margin-top="0in" fo:margin-bottom="0.0382in" style:contextual-spacing="false"/>
      <style:text-properties officeooo:paragraph-rsid="001c4cde"/>
    </style:style>
    <style:style style:name="P9" style:family="paragraph" style:parent-style-name="Quotations">
      <style:paragraph-properties fo:margin-left="0in" fo:margin-right="0.3937in" fo:margin-top="0in" fo:margin-bottom="0.0382in" style:contextual-spacing="false" fo:text-indent="0in" style:auto-text-indent="false"/>
      <style:text-properties officeooo:paragraph-rsid="001c4cde"/>
    </style:style>
    <style:style style:name="P10" style:family="paragraph" style:parent-style-name="Table_20_Contents">
      <style:paragraph-properties fo:margin-top="0in" fo:margin-bottom="0.1965in" style:contextual-spacing="false"/>
    </style:style>
    <style:style style:name="P11" style:family="paragraph" style:parent-style-name="Text_20_body">
      <style:paragraph-properties fo:text-align="justify" style:justify-single-word="false"/>
    </style:style>
    <style:style style:name="P12" style:family="paragraph" style:parent-style-name="Text_20_body">
      <style:text-properties officeooo:paragraph-rsid="001d3d19"/>
    </style:style>
    <style:style style:name="P13" style:family="paragraph" style:parent-style-name="Text_20_body">
      <style:text-properties officeooo:paragraph-rsid="001f07cb"/>
    </style:style>
    <style:style style:name="P14" style:family="paragraph" style:parent-style-name="Heading_20_1">
      <style:paragraph-properties fo:margin-left="0.3937in" fo:margin-right="0.3937in" fo:margin-top="0in" fo:margin-bottom="0.1965in" style:contextual-spacing="false" fo:line-height="114%" fo:text-align="center" style:justify-single-word="false" fo:text-indent="0in" style:auto-text-indent="false"/>
      <style:text-properties fo:font-size="20pt" officeooo:rsid="001c4cde" officeooo:paragraph-rsid="001c4cde" style:font-size-asian="20pt" style:font-size-complex="20pt"/>
    </style:style>
    <style:style style:name="P15" style:family="paragraph" style:parent-style-name="Quotations" style:list-style-name="L1"/>
    <style:style style:name="P16" style:family="paragraph" style:parent-style-name="Quotations">
      <style:text-properties fo:font-style="italic"/>
    </style:style>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list-style-name="L8"/>
    <style:style style:name="P24" style:family="paragraph" style:parent-style-name="Text_20_body" style:list-style-name="L9"/>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3"/>
    <style:style style:name="P29" style:family="paragraph" style:parent-style-name="Text_20_body" style:list-style-name="L14"/>
    <style:style style:name="P30" style:family="paragraph" style:parent-style-name="Text_20_body" style:list-style-name="L15"/>
    <style:style style:name="P31" style:family="paragraph" style:parent-style-name="Text_20_body" style:list-style-name="L16"/>
    <style:style style:name="P32" style:family="paragraph" style:parent-style-name="Text_20_body" style:list-style-name="L17"/>
    <style:style style:name="P33" style:family="paragraph" style:parent-style-name="Text_20_body" style:list-style-name="L18"/>
    <style:style style:name="P34" style:family="paragraph" style:parent-style-name="Text_20_body" style:list-style-name="L19"/>
    <style:style style:name="P35" style:family="paragraph" style:parent-style-name="Text_20_body" style:list-style-name="L20"/>
    <style:style style:name="P36" style:family="paragraph" style:parent-style-name="Text_20_body" style:list-style-name="L21"/>
    <style:style style:name="P37" style:family="paragraph" style:parent-style-name="Text_20_body" style:list-style-name="L22"/>
    <style:style style:name="P38" style:family="paragraph" style:parent-style-name="Text_20_body" style:list-style-name="L23"/>
    <style:style style:name="P39" style:family="paragraph" style:parent-style-name="Text_20_body" style:list-style-name="L24"/>
    <style:style style:name="P40" style:family="paragraph" style:parent-style-name="Text_20_body" style:list-style-name="L25"/>
    <style:style style:name="P41" style:family="paragraph" style:parent-style-name="Text_20_body" style:list-style-name="L27"/>
    <style:style style:name="P42" style:family="paragraph" style:parent-style-name="Text_20_body" style:list-style-name="L28"/>
    <style:style style:name="P43" style:family="paragraph" style:parent-style-name="Text_20_body" style:list-style-name="L29"/>
    <style:style style:name="P44" style:family="paragraph" style:parent-style-name="Text_20_body" style:list-style-name="L30"/>
    <style:style style:name="P45" style:family="paragraph" style:parent-style-name="Text_20_body" style:list-style-name="L32"/>
    <style:style style:name="P46" style:family="paragraph" style:parent-style-name="Text_20_body" style:list-style-name="L33"/>
    <style:style style:name="P47" style:family="paragraph" style:parent-style-name="Text_20_body" style:list-style-name="L35"/>
    <style:style style:name="P48" style:family="paragraph" style:parent-style-name="Text_20_body" style:list-style-name="L37"/>
    <style:style style:name="P49" style:family="paragraph" style:parent-style-name="Text_20_body" style:list-style-name="L38"/>
    <style:style style:name="P50" style:family="paragraph" style:parent-style-name="Text_20_body" style:list-style-name="L38">
      <style:text-properties officeooo:rsid="001f7af0" officeooo:paragraph-rsid="001f7af0"/>
    </style:style>
    <style:style style:name="P51" style:family="paragraph" style:parent-style-name="Text_20_body" style:list-style-name="L39"/>
    <style:style style:name="P52" style:family="paragraph" style:parent-style-name="Text_20_body" style:list-style-name="L39">
      <style:text-properties fo:font-weight="normal" officeooo:paragraph-rsid="00205567" style:font-weight-asian="normal" style:font-weight-complex="normal"/>
    </style:style>
    <style:style style:name="P53" style:family="paragraph" style:parent-style-name="Text_20_body" style:list-style-name="L40"/>
    <style:style style:name="P54" style:family="paragraph" style:parent-style-name="Text_20_body" style:list-style-name="L41"/>
    <style:style style:name="P55" style:family="paragraph" style:parent-style-name="Text_20_body" style:list-style-name="L42"/>
    <style:style style:name="P56" style:family="paragraph" style:parent-style-name="Text_20_body" style:list-style-name="L43"/>
    <style:style style:name="P57" style:family="paragraph" style:parent-style-name="Text_20_body" style:list-style-name="L44"/>
    <style:style style:name="P58" style:family="paragraph" style:parent-style-name="Text_20_body">
      <style:text-properties fo:font-weight="bold"/>
    </style:style>
    <style:style style:name="P59" style:family="paragraph" style:parent-style-name="Text_20_body">
      <style:paragraph-properties fo:break-before="page"/>
    </style:style>
    <style:style style:name="T1" style:family="text">
      <style:text-properties fo:font-weight="bold"/>
    </style:style>
    <style:style style:name="T2" style:family="text">
      <style:text-properties fo:font-weight="bold" officeooo:rsid="001d3d19"/>
    </style:style>
    <style:style style:name="T3" style:family="text">
      <style:text-properties fo:font-weight="bold" officeooo:rsid="001d3d19" style:font-weight-asian="normal" style:font-weight-complex="normal"/>
    </style:style>
    <style:style style:name="T4" style:family="text">
      <style:text-properties fo:font-weight="bold" officeooo:rsid="001c4cde" style:font-weight-asian="normal" style:font-weight-complex="normal"/>
    </style:style>
    <style:style style:name="T5" style:family="text">
      <style:text-properties fo:font-weight="bold" officeooo:rsid="001f07cb"/>
    </style:style>
    <style:style style:name="T6" style:family="text">
      <style:text-properties fo:font-style="italic"/>
    </style:style>
    <style:style style:name="T7" style:family="text">
      <style:text-properties fo:font-style="italic" officeooo:rsid="001a8c63"/>
    </style:style>
    <style:style style:name="T8" style:family="text">
      <style:text-properties fo:font-style="italic" officeooo:rsid="00205567"/>
    </style:style>
    <style:style style:name="T9" style:family="text">
      <style:text-properties officeooo:rsid="001a26b5"/>
    </style:style>
    <style:style style:name="T10" style:family="text">
      <style:text-properties fo:font-weight="normal" style:font-weight-asian="normal" style:font-weight-complex="normal"/>
    </style:style>
    <style:style style:name="T11" style:family="text">
      <style:text-properties fo:font-weight="normal" officeooo:rsid="001d3d19" style:font-weight-asian="normal" style:font-weight-complex="normal"/>
    </style:style>
    <style:style style:name="T12" style:family="text">
      <style:text-properties fo:font-weight="normal" officeooo:rsid="001c4cde" style:font-weight-asian="normal" style:font-weight-complex="normal"/>
    </style:style>
    <style:style style:name="T13" style:family="text">
      <style:text-properties fo:font-weight="normal" officeooo:rsid="001f07cb" style:font-weight-asian="normal" style:font-weight-complex="normal"/>
    </style:style>
    <style:style style:name="T14" style:family="text">
      <style:text-properties officeooo:rsid="001a8c63"/>
    </style:style>
    <style:style style:name="T15" style:family="text">
      <style:text-properties officeooo:rsid="001c4cde"/>
    </style:style>
    <style:style style:name="T16" style:family="text">
      <style:text-properties style:font-name="Liberation Serif" fo:font-size="24pt" fo:font-weight="bold" officeooo:rsid="001c4cde" style:font-name-asian="DejaVu Sans" style:font-size-asian="24pt" style:font-weight-asian="bold" style:font-name-complex="FreeSans1" style:font-size-complex="24pt" style:font-weight-complex="bold"/>
    </style:style>
    <style:style style:name="T17" style:family="text">
      <style:text-properties officeooo:rsid="001f07cb"/>
    </style:style>
    <style:style style:name="T18" style:family="text">
      <style:text-properties officeooo:rsid="001f7af0"/>
    </style:style>
    <style:style style:name="T19" style:family="text">
      <style:text-properties officeooo:rsid="00201538"/>
    </style:style>
    <style:style style:name="T20" style:family="text">
      <style:text-properties fo:language="en" fo:country="US"/>
    </style:style>
    <style:style style:name="T21" style:family="text">
      <style:text-properties fo:language="es" fo:country="ES"/>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h text:style-name="P2" text:outline-level="1"><text:span text:style-name="T15">Luis Miguel Casado D</text:span><text:span text:style-name="T16">íaz</text:span> </text:h>
      <text:h text:style-name="P14" text:outline-level="1">Senior Developer / Software Architect</text:h>
      <text:p text:style-name="P9"><text:s text:c="9"/>[<text:span text:style-name="T9">Mislata</text:span>, <text:span text:style-name="T9">Barcelona</text:span>] | </text:p>
      <text:p text:style-name="P8">[<text:span text:style-name="T9">luiscasad@student.42barcelona.com</text:span>] | 📞 [<text:span text:style-name="T9">607696633</text:span>] </text:p>
      <text:p text:style-name="P8"><text:span text:style-name="T1">LinkedIn:</text:span> <text:a xlink:type="simple" xlink:href="https://www.linkedin.com/in/luismiguelcasadodiaz/" text:style-name="Internet_20_link" text:visited-style-name="Visited_20_Internet_20_Link">https://www.linkedin.com/in/luismiguelcasadodiaz/</text:a></text:p>
      <text:p text:style-name="P8"><text:span text:style-name="T1">GitHub:</text:span> https://github.com/luismiguelcasadodiaz</text:p>
      <text:p text:style-name="P8"><text:span text:style-name="T1">Portfolio:</text:span> https://exotalent.net/</text:p>
      <text:p text:style-name="P7"/>
      <text:h text:style-name="P6" text:outline-level="3">1. Perfil Profesional <text:s/><text:span text:style-name="T14">en t</text:span><text:span text:style-name="T1">ransición de Carrera / Full-Stack Avanzado:</text:span> </text:h>
      <text:p text:style-name="P11">Profesional con sólida experiencia previa en <text:span text:style-name="T14">sector </text:span><text:span text:style-name="T7">industrial, agrícola, agroalimentario</text:span>, ahora enfocado en el <text:span text:style-name="T14">la transición digital de las pymes</text:span>. Combin<text:span text:style-name="T14">a</text:span> una gran capacidad de resolución de problemas con habilidades técnicas modernas <text:span text:style-name="T14">y las pone al servicio de las personas, los procesos y la cuenta de resultados</text:span>.</text:p>
      <text:p text:style-name="Horizontal_20_Line"/>
      <text:h text:style-name="Heading_20_3" text:outline-level="3">2. Habilidades Técnicas </text:h>
      <text:p text:style-name="Text_20_body"><text:span text:style-name="T1">Front-end: </text:span><text:span text:style-name="T2">c</text:span><text:span text:style-name="T11">onocimiento básico de HTML y CSS.</text:span></text:p>
      <text:p text:style-name="P12"><text:span text:style-name="T3">Lenguajes:</text:span><text:span text:style-name="T11"> C/C++, Python, SQL, bash, Makefile, </text:span><text:span text:style-name="T13">markdown.</text:span></text:p>
      <text:p text:style-name="P12"><text:span text:style-name="T1">Bases de Datos:</text:span> MySQL, PostgreSQL, SQLite, <text:span text:style-name="T15">SQL Server.</text:span></text:p>
      <text:p text:style-name="P12"><text:span text:style-name="T1">Ciberseguridad: </text:span><text:span text:style-name="T12">Domain spoofing, </text:span><text:span text:style-name="T11">TOTP, SSL/ SSL/TLS, HTTPS, hashing, </text:span><text:span text:style-name="T12">cyphering</text:span><text:span text:style-name="T4">.</text:span></text:p>
      <text:p text:style-name="P13"><text:span text:style-name="T5">i</text:span><text:span text:style-name="T1">nfraestructura:</text:span> Docker, Docker Compose, <text:span text:style-name="T17">Hyper-V, VirtualBox</text:span>, Linux/Unix (Bash scripting).</text:p>
      <text:p text:style-name="P13"><text:span text:style-name="T1">Herramientas: </text:span><text:span text:style-name="T10">GitHub, VS Code, </text:span><text:span text:style-name="T13">GDB</text:span></text:p>
      <text:p text:style-name="Horizontal_20_Line"/>
      <text:h text:style-name="Heading_20_3" text:outline-level="3">3. Experiencia Profesional <text:span text:style-name="T6">(Seleccionar las aplicables o adaptar)</text:span></text:h>
      <text:p text:style-name="P4">[ ] Opción A: Experiencia en el Sector Tech</text:p>
      <text:p text:style-name="Quotations"><text:span text:style-name="T1">[Título del Puesto: ej. Freelance Web Developer / Desarrollador en Prácticas]</text:span> <text:span text:style-name="T6">[Nombre de la Empresa o "Proyectos Independientes"]</text:span> | <text:span text:style-name="T6">[Fechas]</text:span></text:p>
      <text:list xml:id="list3283006860" text:style-name="L1">
        <text:list-item>
          <text:p text:style-name="P15">Desarrollo e integración de nuevas funcionalidades en sitios web usando [Tecnologías].</text:p>
        </text:list-item>
        <text:list-item>
          <text:p text:style-name="P15">Resolución de bugs (HTML/CSS/JS) y ajustes de estilo responsivo.</text:p>
        </text:list-item>
        <text:list-item>
          <text:p text:style-name="P15">Participación en el testing técnico para asegurar la calidad del código.</text:p>
        </text:list-item>
      </text:list>
      <text:p text:style-name="P4">[ ] Opción B: Experiencia Fuera del Sector (Traducida a Soft Skills Tech)</text:p>
      <text:p text:style-name="P16"><text:soft-page-break/></text:p>
      <text:p text:style-name="P10"><text:span text:style-name="T20">Jul/2025</text:span>  <text:tab/><text:span text:style-name="T20">DIGITAL TRANSFORMATION DIR.</text:span> <text:tab/><text:span text:style-name="T20">Real State</text:span> <text:tab/><text:span text:style-name="T20">ESP</text:span> </text:p>
      <text:p text:style-name="Text_20_body"><text:span text:style-name="T21">Leading the digital modernization of a family office focused on real estate refurbishment in european city centers.</text:span> </text:p>
      <text:list xml:id="list2305136586" text:style-name="L2">
        <text:list-item>
          <text:p text:style-name="P17"><text:span text:style-name="T20">Customizing SharePoint to meet evolving regulatory and project requirements.</text:span> </text:p>
        </text:list-item>
      </text:list>
      <text:list xml:id="list747944482" text:style-name="L3">
        <text:list-item>
          <text:p text:style-name="P18"><text:span text:style-name="T20">Led a data cleansing initiative, ensuring high-quality, reliable information for decision-making and reporting.</text:span> </text:p>
        </text:list-item>
      </text:list>
      <text:list xml:id="list3773972267" text:style-name="L4">
        <text:list-item>
          <text:p text:style-name="P19"><text:span text:style-name="T20">Optimized back-office workflows by migrating manual legacy processes to scalable cloud-based platforms.</text:span> </text:p>
        </text:list-item>
      </text:list>
      <text:list xml:id="list2824404104" text:style-name="L5">
        <text:list-item>
          <text:p text:style-name="P20"><text:span text:style-name="T20">Expanded ERP adoption beyond finance to integrate all functional areas (Business Central).</text:span> </text:p>
        </text:list-item>
      </text:list>
      <text:list xml:id="list1346384050" text:style-name="L6">
        <text:list-item>
          <text:p text:style-name="P21"> <text:span text:style-name="T20">Provided targeted training to workmates to rapidly increase daily productivity.</text:span> </text:p>
        </text:list-item>
      </text:list>
      <text:section text:style-name="Sect1" text:name="{9cc32591-7ebd-47b6-9b6c-3a46c3de1b7a}{220}">
        <text:p text:style-name="Text_20_body"/>
      </text:section>
      <text:p text:style-name="P10"><text:span text:style-name="T20">Mar/2023</text:span> <text:span text:style-name="T20">Jun/2025</text:span> <text:tab/><text:span text:style-name="T20">IT INSTRUCTOR</text:span> <text:tab/><text:span text:style-name="T20">Training</text:span> <text:tab/><text:span text:style-name="T20">ESP</text:span> </text:p>
      <text:p text:style-name="Text_20_body"><text:span text:style-name="T21">Designed and delivered comprehensive technical training programs specifically tailored for the unemployed, focusing on bridging the digital divide and enhancing employability</text:span> </text:p>
      <text:list xml:id="list129363461" text:style-name="L7">
        <text:list-item>
          <text:p text:style-name="P22"><text:span text:style-name="T20">Designed and taught technical bootcamps for the unemployed to accelerate reintegration into the workforce.</text:span> </text:p>
        </text:list-item>
      </text:list>
      <text:list xml:id="list4037138243" text:style-name="L8">
        <text:list-item>
          <text:p text:style-name="P23"><text:span text:style-name="T20">Led modules in Data Analytics &amp; AI, focusing on practical applications and predictive modeling.</text:span> </text:p>
        </text:list-item>
      </text:list>
      <text:list xml:id="list88421013" text:style-name="L9">
        <text:list-item>
          <text:p text:style-name="P24"><text:span text:style-name="T20">Instructed on Power BI &amp; Databases, enabling students to transform raw data into actionable business insights.</text:span> </text:p>
        </text:list-item>
      </text:list>
      <text:list xml:id="list3002466021" text:style-name="L10">
        <text:list-item>
          <text:p text:style-name="P25"><text:span text:style-name="T20">Delivered backend programming courses in Python, covering logic, automation, and API development.</text:span> </text:p>
        </text:list-item>
      </text:list>
      <text:list xml:id="list450886340" text:style-name="L11">
        <text:list-item>
          <text:p text:style-name="P26"><text:span text:style-name="T20">Upskilled students in advanced Office suites, improving professional productivity and digital literacy.</text:span> </text:p>
        </text:list-item>
      </text:list>
      <text:section text:style-name="Sect1" text:name="{9cc32591-7ebd-47b6-9b6c-3a46c3de1b7a}{221}">
        <text:p text:style-name="Text_20_body"/>
      </text:section>
      <text:p text:style-name="P10"><text:span text:style-name="T20">Mar/2021</text:span> <text:span text:style-name="T20">Dic/2022</text:span> <text:tab/><text:span text:style-name="T20">COUNTRY MANAGER</text:span> <text:tab/><text:span text:style-name="T20">Ag Tech</text:span> <text:tab/><text:span text:style-name="T20">ESP</text:span> </text:p>
      <text:p text:style-name="Text_20_body"><text:span text:style-name="T20">Business development of an Israeli tech startup that estimates crops with vision and artificial intelligence and coordination of the necessary resources to execute the operations.</text:span> </text:p>
      <text:list xml:id="list1966873022" text:style-name="L12">
        <text:list-item>
          <text:p text:style-name="P27"> <text:span text:style-name="T20">Estimated yield for CitriCo, SanLucar, AM Fresh, Espax, Anecoop, Royal Fresh,  and Filósofo.</text:span> </text:p>
        </text:list-item>
      </text:list>
      <text:section text:style-name="Sect1" text:name="{9cc32591-7ebd-47b6-9b6c-3a46c3de1b7a}{222}">
        <text:p text:style-name="Text_20_body"/>
      </text:section>
      <text:p text:style-name="P10"><text:span text:style-name="T20">Nov/2018</text:span> <text:span text:style-name="T20">Nov/2020</text:span> <text:tab/><text:span text:style-name="T20">ORGANIZATION DIRECTOR</text:span> <text:tab/><text:span text:style-name="T20">Agri-food</text:span> <text:tab/><text:span text:style-name="T20">MAR</text:span> </text:p>
      <text:p text:style-name="Text_20_body"><text:span text:style-name="T20">Interim deputy CEO to duplicate company’s size thru technology, processes redesign, and training. </text:span> </text:p>
      <text:list xml:id="list1687685879" text:style-name="L13">
        <text:list-item>
          <text:p text:style-name="P28"><text:soft-page-break/><text:span text:style-name="T20">Monitored time allocation to tasks of 5000 agricultural laborers. Ranked crews by productivity. Analysis of deviations from time standards for each task. This helped us improve our staff campaign after campaign.</text:span> </text:p>
        </text:list-item>
      </text:list>
      <text:list xml:id="list367491464" text:style-name="L14">
        <text:list-item>
          <text:p text:style-name="P29"><text:span text:style-name="T20">Interconnected distant farms informing commercial director realtime kg arriving at cool rooms. </text:span> </text:p>
        </text:list-item>
      </text:list>
      <text:list xml:id="list1039733280" text:style-name="L15">
        <text:list-item>
          <text:p text:style-name="P30"><text:span text:style-name="T20">Digitized of 72000 pickers evaluations, setting the grounds for an on field data collection low-code app.</text:span> </text:p>
        </text:list-item>
      </text:list>
      <text:list xml:id="list3234065399" text:style-name="L16">
        <text:list-item>
          <text:p text:style-name="P31"><text:span text:style-name="T20">Helped directors to change behaviours and improve relations with their collaborators.</text:span> </text:p>
        </text:list-item>
      </text:list>
      <text:list xml:id="list161654038" text:style-name="L17">
        <text:list-item>
          <text:p text:style-name="P32"><text:span text:style-name="T20">Trained workmates in office automation skills to deal with data-driven duties, increasing their productivity.</text:span> </text:p>
        </text:list-item>
      </text:list>
      <text:p text:style-name="Text_20_body"> </text:p>
      <text:section text:style-name="Sect1" text:name="{9cc32591-7ebd-47b6-9b6c-3a46c3de1b7a}{223}">
        <text:p text:style-name="Text_20_body"/>
      </text:section>
      <text:p text:style-name="P10"><text:span text:style-name="T20">Aug/2013</text:span> <text:span text:style-name="T20">Nov/2018</text:span> <text:tab/><text:span text:style-name="T20">MANAGEMENT CONSULTANT</text:span> <text:tab/><text:span text:style-name="T20">Consultancy</text:span> <text:tab/><text:span text:style-name="T20">ESP, BRA, MEX, POL</text:span> </text:p>
      <text:p text:style-name="Text_20_body"><text:span text:style-name="T20">In the packaging, education, health, waste management, urban furniture, leisure, and food sectors solved IT, procurement, risk management, inventories, production, BOM, MRO, and back office challenges.</text:span> </text:p>
      <text:list xml:id="list2946315174" text:style-name="L18">
        <text:list-item>
          <text:p text:style-name="P33"><text:span text:style-name="T20">Analyzed 50 million sales datum and uncovered insights to define a theme park commercial strategy.</text:span> </text:p>
        </text:list-item>
      </text:list>
      <text:list xml:id="list3718959532" text:style-name="L19">
        <text:list-item>
          <text:p text:style-name="P34"><text:span text:style-name="T20">Calculated optimal manufacturing batch sizes for +1000 products, reduced the number of times the machines had to be set up and offered high probabilities of fulfilling next weeks' orders.</text:span> </text:p>
        </text:list-item>
      </text:list>
      <text:list xml:id="list3092641090" text:style-name="L20">
        <text:list-item>
          <text:p text:style-name="P35"><text:span text:style-name="T20">Simplified the monthly closing process in a group of 10 companies by training the financial director and subcontracting the parameterization of a reporting system. We save three days of work a month.</text:span> </text:p>
        </text:list-item>
      </text:list>
      <text:p text:style-name="Text_20_body"><text:span text:style-name="T20">Supplied sellers with an orders recorder spreadsheet, daily nurtured with orders delivered and customers' prices. The automatic registration of orders into the ERP reduced invoicing mistakes and client claims.</text:span> </text:p>
      <text:p text:style-name="Text_20_body"> <text:span text:style-name="T20">Sep/2006</text:span> <text:span text:style-name="T20">Jul/2013</text:span> <text:tab/><text:span text:style-name="T20">OPERATIONS DIRECTOR</text:span> <text:tab/><text:span text:style-name="T20">Agri-food</text:span> <text:tab/><text:span text:style-name="T20">ESP, POR, POL, CHE</text:span> </text:p>
      <text:p text:style-name="P10"><text:span text:style-name="T20">Nov/2004</text:span> <text:span text:style-name="T20">Jan/2006</text:span> <text:tab/><text:span text:style-name="T20">GENERAL DIRECTOR</text:span> <text:tab/><text:span text:style-name="T20">Estate sector</text:span> <text:tab/><text:span text:style-name="T20">ESP</text:span> </text:p>
      <text:p text:style-name="P10"><text:span text:style-name="T20">Jun/2000</text:span> <text:span text:style-name="T20">Sep/2004</text:span> <text:tab/><text:span text:style-name="T20">COMMERCIAL DIRECTOR</text:span> <text:tab/><text:span text:style-name="T20">Industrial</text:span> <text:tab/><text:span text:style-name="T20">BRL</text:span> </text:p>
      <text:p text:style-name="P10"><text:span text:style-name="T20">Nov/1995</text:span> <text:span text:style-name="T20">May/2000</text:span> <text:tab/><text:span text:style-name="T20">CORPORATE DEVELOPMENT. MGR.</text:span>  <text:tab/><text:span text:style-name="T20">Automotive</text:span> <text:tab/><text:span text:style-name="T20">ESP, BRA, MEX</text:span></text:p>
      <text:p text:style-name="P10"><text:span text:style-name="T20">Jul/1994</text:span> <text:span text:style-name="T20">Sep/1995</text:span> <text:tab/><text:span text:style-name="T20">EXPORT MANAGER</text:span> <text:tab/><text:span text:style-name="T20">Agri-food</text:span> <text:tab/><text:span text:style-name="T20">GLOBAL</text:span> </text:p>
      <text:p text:style-name="Text_20_body"/>
      <text:p text:style-name="P59"/>
      <text:h text:style-name="Heading_20_3" text:outline-level="3">4. Proyectos Destacados <text:span text:style-name="T6">(Línea de progresión en 42 - Elegir 2 o 3)</text:span></text:h>
      <text:list xml:id="list154671491" text:style-name="L37">
        <text:list-item>
          <text:p text:style-name="P48"><text:span text:style-name="T1">[ ] Nivel Base (Lógica y Fundamentos): </text:span><text:span text:style-name="Source_20_Text"><text:span text:style-name="T1">Libft</text:span></text:span><text:span text:style-name="T1"> / </text:span><text:span text:style-name="Source_20_Text"><text:span text:style-name="T1">get_next_line</text:span></text:span><text:span text:style-name="T1"> / </text:span><text:span text:style-name="Source_20_Text"><text:span text:style-name="T1">ft_printf</text:span></text:span></text:p>
          <text:list>
            <text:list-item>
              <text:p text:style-name="P48"><text:span text:style-name="T6">Descripción:</text:span> Desarrollo de una librería estándar propia en C.</text:p>
            </text:list-item>
            <text:list-item>
              <text:p text:style-name="P48"><text:span text:style-name="T6">Logro:</text:span> Demuestra comprensión profunda de la gestión de memoria, punteros y creación de algoritmos eficientes desde cero.</text:p>
            </text:list-item>
          </text:list>
        </text:list-item>
        <text:list-item>
          <text:p text:style-name="P48"><text:span text:style-name="T1">[ ] Nivel Intermedio (Sistemas): </text:span><text:span text:style-name="Source_20_Text"><text:span text:style-name="T1">minishell</text:span></text:span><text:span text:style-name="T1"> / </text:span><text:span text:style-name="Source_20_Text"><text:span text:style-name="T1">pipex</text:span></text:span></text:p>
          <text:list>
            <text:list-item>
              <text:p text:style-name="P48"><text:span text:style-name="T6">Descripción:</text:span> Creación de un intérprete de comandos (Shell) en Unix.</text:p>
            </text:list-item>
            <text:list-item>
              <text:p text:style-name="P48"><text:span text:style-name="T6">Logro:</text:span> Gestión de procesos concurrentes, descriptores de archivos, parseo de inputs complejos y árboles de sintaxis.</text:p>
            </text:list-item>
          </text:list>
        </text:list-item>
        <text:list-item>
          <text:p text:style-name="P48"><text:span text:style-name="T1">[ ] Nivel Avanzado (Redes y Back-end): </text:span><text:span text:style-name="Source_20_Text"><text:span text:style-name="T1">webserv</text:span></text:span><text:span text:style-name="T1"> / </text:span><text:span text:style-name="Source_20_Text"><text:span text:style-name="T1">ft_irc</text:span></text:span></text:p>
          <text:list>
            <text:list-item>
              <text:p text:style-name="P48"><text:span text:style-name="T6">Descripción:</text:span> Desarrollo de un servidor HTTP/Web (o servidor IRC) en C++98.</text:p>
            </text:list-item>
            <text:list-item>
              <text:p text:style-name="P48"><text:span text:style-name="T6">Logro:</text:span> Dominio de sockets, multiplexación, redes TCP/IP y manejo de concurrencia no bloqueante.</text:p>
            </text:list-item>
          </text:list>
        </text:list-item>
        <text:list-item>
          <text:p text:style-name="P48"><text:span text:style-name="T1">[ ] Nivel Infraestructura (DevOps): </text:span><text:span text:style-name="Source_20_Text"><text:span text:style-name="T1">Inception</text:span></text:span></text:p>
          <text:list>
            <text:list-item>
              <text:p text:style-name="P48"><text:span text:style-name="T6">Descripción:</text:span> Virtualización y despliegue de una infraestructura completa (Nginx, WordPress, MariaDB).</text:p>
            </text:list-item>
            <text:list-item>
              <text:p text:style-name="P48"><text:span text:style-name="T6">Logro:</text:span> Uso avanzado de Docker y Docker Compose, aplicando reglas estrictas de seguridad y redes entre contenedores.</text:p>
            </text:list-item>
          </text:list>
        </text:list-item>
        <text:list-item>
          <text:p text:style-name="P48"><text:span text:style-name="T1">[ ] Nivel Full-Stack Web: </text:span><text:span text:style-name="Source_20_Text"><text:span text:style-name="T1">ft_transcendence</text:span></text:span></text:p>
          <text:list>
            <text:list-item>
              <text:p text:style-name="P48"><text:span text:style-name="T6">Descripción:</text:span> Desarrollo de una Single Page Application (SPA) completa.</text:p>
            </text:list-item>
            <text:list-item>
              <text:p text:style-name="P48"><text:span text:style-name="T6">Logro:</text:span> Front-end moderno (React/Vue), Back-end robusto (NestJS/Node) con base de datos (PostgreSQL), autenticación 2FA y juego multijugador en tiempo real.</text:p>
            </text:list-item>
          </text:list>
        </text:list-item>
      </text:list>
      <text:p text:style-name="Horizontal_20_Line"/>
      <text:h text:style-name="Heading_20_3" text:outline-level="3">5. Cualidades Personales (Soft Skills) <text:span text:style-name="T6">(Match directo con la misión)</text:span></text:h>
      <text:p text:style-name="P5">(StartUpDigital exige esto en su oferta. Asegúrate de que tu compañero lo cumpla)</text:p>
      <text:list xml:id="list3591428521" text:style-name="L38">
        <text:list-item>
          <text:p text:style-name="P49">Autonomía y fiabilidad en el cumplimiento de plazos en entornos remotos.</text:p>
        </text:list-item>
        <text:list-item>
          <text:p text:style-name="P49">Comunicación escrita clara para el seguimiento de proyectos.</text:p>
        </text:list-item>
        <text:list-item>
          <text:p text:style-name="P49">Mentalidad "Hands-on": fuerte deseo de aprender rápidamente en la práctica.</text:p>
        </text:list-item>
        <text:list-item>
          <text:p text:style-name="P49">Capacidad para colaborar en equipo y recibir mentoría de perfiles Senior.</text:p>
        </text:list-item>
        <text:list-item>
          <text:p text:style-name="P50">Formador de personas.</text:p>
        </text:list-item>
      </text:list>
      <text:p text:style-name="Horizontal_20_Line"/>
      <text:h text:style-name="Heading_20_3" text:outline-level="3"><text:soft-page-break/>6. Educación e Idiomas</text:h>
      <text:list xml:id="list1480638810" text:style-name="L39">
        <text:list-item>
          <text:p text:style-name="P52"><text:s/><text:span text:style-name="T19">2023</text:span><text:span text:style-name="T6"> – </text:span><text:span text:style-name="T8">2026 </text:span><text:span text:style-name="T6">Desarrollo de Software / Arquitecto de Software – 42 Barcelona</text:span></text:p>
        </text:list-item>
      </text:list>
      <text:list xml:id="list4154188864" text:style-name="L40">
        <text:list-item>
          <text:p text:style-name="P53"><text:span text:style-name="T20">1992-1994:Master in business administration by IESE.</text:span> </text:p>
        </text:list-item>
      </text:list>
      <text:list xml:id="list2879063446" text:style-name="L41">
        <text:list-item>
          <text:p text:style-name="P54"><text:span text:style-name="T20">1989:1990:Artificial intelligence CES by ENST Bretagne. </text:span> </text:p>
        </text:list-item>
      </text:list>
      <text:list xml:id="list882948126" text:style-name="L42">
        <text:list-item>
          <text:p text:style-name="P55"><text:span text:style-name="T20">1984-1989:Msc. computer science by the Polytechnic University of Valencia.</text:span> </text:p>
        </text:list-item>
      </text:list>
      <text:list xml:id="list2335736415" text:style-name="L43">
        <text:list-item>
          <text:p text:style-name="P56"><text:span text:style-name="T20">Several courses in big data, machine learning, cloud computing, and statistics.</text:span> </text:p>
        </text:list-item>
      </text:list>
      <text:list xml:id="list3344719398" text:style-name="L44">
        <text:list-item>
          <text:p text:style-name="P57"><text:span text:style-name="T20">Several courses on globalization, negotiation, and people and project management.</text:span> </text:p>
        </text:list-item>
      </text:list>
      <text:list xml:id="list120512890733031" text:continue-list="list1480638810" text:style-name="L39">
        <text:list-item>
          <text:p text:style-name="P51"><text:span text:style-name="T1">Idiomas:</text:span> Español (Nativo). Inglés, <text:span text:style-name="T18">Frances, Portugues, Catala (Conversacion profesional)</text:span></text:p>
        </text:list-item>
      </text:list>
      <text:p text:style-name="P4"/>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28T11:50:57.946682652</meta:creation-date>
    <dc:date>2026-03-07T12:05:11.457126770</dc:date>
    <meta:editing-duration>PT21M23S</meta:editing-duration>
    <meta:editing-cycles>4</meta:editing-cycles>
    <meta:generator>LibreOffice/7.3.7.2$Linux_X86_64 LibreOffice_project/30$Build-2</meta:generator>
    <meta:document-statistic meta:table-count="0" meta:image-count="0" meta:object-count="0" meta:page-count="5" meta:paragraph-count="90" meta:word-count="1053" meta:character-count="7488" meta:non-whitespace-character-count="6491"/>
  </office:meta>
</office:document-meta>
</file>